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18cm" fo:min-width="2.82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1cm" fo:min-width="4.034cm"/>
    </style:style>
    <style:style style:name="gr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9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Tango_20_Green"/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4.7cm" svg:height="2.5cm" svg:x="3.8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1cm" svg:y1="4.8cm" svg:x2="6.2cm" svg:y2="7.6cm">
          <text:p/>
        </draw:line>
        <draw:custom-shape draw:style-name="gr1" draw:text-style-name="P2" draw:layer="layout" svg:width="4.7cm" svg:height="2.5cm" svg:x="3.3cm" svg:y="20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2cm" svg:height="2cm" svg:x="2.2cm" svg:y="7.4cm">
          <text:p text:style-name="P1">Wprowadź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1cm" svg:height="3.2cm" svg:x="3cm" svg:y="11.5cm">
          <text:p text:style-name="P1">Suma = a+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4cm" svg:y1="9.1cm" svg:x2="5.5cm" svg:y2="11.9cm">
          <text:p/>
        </draw:line>
        <draw:line draw:style-name="gr2" draw:text-style-name="P3" draw:layer="layout" svg:x1="5.7cm" svg:y1="14.4cm" svg:x2="5.8cm" svg:y2="17.2cm">
          <text:p/>
        </draw:line>
        <draw:custom-shape draw:style-name="gr3" draw:text-style-name="P4" draw:layer="layout" svg:width="7.2cm" svg:height="2cm" svg:x="1.9cm" svg:y="16.3cm">
          <text:p text:style-name="P1">Wprowadź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5.6cm" svg:y1="18.2cm" svg:x2="5.7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2:10:50.051093740</meta:creation-date>
    <dc:date>2017-09-06T12:19:40.821537795</dc:date>
    <meta:editing-duration>PT8M53S</meta:editing-duration>
    <meta:editing-cycles>1</meta:editing-cycles>
    <meta:document-statistic meta:object-count="9"/>
    <meta:generator>LibreOffice/5.4.0.3$Linux_X86_64 LibreOffice_project/40m0$Build-3</meta:generator>
  </office:meta>
</office:document-meta>
</file>